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paragraph-rsid="001281f1"/>
    </style:style>
    <style:style style:name="P2" style:family="paragraph" style:parent-style-name="Standard">
      <style:text-properties style:font-name="Palatino Linotype" officeooo:paragraph-rsid="00136c43"/>
    </style:style>
    <style:style style:name="T1" style:family="text">
      <style:text-properties officeooo:rsid="001281f1"/>
    </style:style>
    <style:style style:name="T2" style:family="text">
      <style:text-properties officeooo:rsid="00136c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Login</text:span></text:p>
      <text:p text:style-name="P1"><text:span text:style-name="T1"><text:tab/>The user needs to login to the system before doing any opration.</text:span></text:p>
      <text:p text:style-name="P1"><text:span text:style-name="T1"/></text:p>
      <text:p text:style-name="P1"><text:span text:style-name="T1">2. JOB Monitor</text:span></text:p>
      <text:p text:style-name="P1"><text:span text:style-name="T1"><text:tab/>After login, the default langing page is "Monitor"<text:tab/></text:span></text:p>
      <text:p text:style-name="P1"><text:span text:style-name="T1">Default is to display the jobs ecxecuted in the last 1 hour, with all the details in a Tabular form. The page also contains a Filter section to fine tune the monitor process.</text:span></text:p>
      <text:p text:style-name="P1"><text:span text:style-name="T1"/></text:p>
      <text:p text:style-name="P2"><text:span text:style-name="T2">Tab Title: Last Hour | &lt;from&gt; - &lt;to&gt; </text:span></text:p>
      <text:p text:style-name="P2"><text:span text:style-name="T2">Closable: false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52S</meta:editing-duration>
    <meta:editing-cycles>6</meta:editing-cycles>
    <meta:generator>LibreOffice/4.0.4.2$Windows_x86 LibreOffice_project/9e9821abd0ffdbc09cd8c52eaa574fa09eb08f2</meta:generator>
    <dc:date>2013-07-22T13:02:33.98</dc:date>
    <dc:creator>Sabuj Das</dc:creator>
    <meta:document-statistic meta:table-count="0" meta:image-count="0" meta:object-count="0" meta:page-count="1" meta:paragraph-count="7" meta:word-count="68" meta:character-count="365" meta:non-whitespace-character-count="300"/>
    <meta:user-defined meta:name="Info 1"/>
    <meta:user-defined meta:name="Info 2"/>
    <meta:user-defined meta:name="Info 3"/>
    <meta:user-defined meta:name="Info 4"/>
  </office:meta>
</office:document-meta>
</file>